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Crear y Gestionar un Kit de Periféricos en Odoo 17</text:h>
      <text:h text:style-name="Heading_20_4" text:outline-level="4"><text:span text:style-name="Strong_20_Emphasis">Crear un Kit de Productos</text:span>:</text:h>
      <text:list text:style-name="L1">
        <text:list-item>
          <text:p text:style-name="P1"><text:span text:style-name="Strong_20_Emphasis">Accede al Módulo de Inventario</text:span>:</text:p>
          <text:list>
            <text:list-item>
              <text:p text:style-name="P2">Inicia sesión en Odoo y dirígete al módulo <text:span text:style-name="Strong_20_Emphasis">Inventario</text:span>.</text:p>
            </text:list-item>
          </text:list>
        </text:list-item>
        <text:list-item>
          <text:p text:style-name="P1"><text:span text:style-name="Strong_20_Emphasis">Crear un Nuevo Producto</text:span>:</text:p>
          <text:list>
            <text:list-item>
              <text:p text:style-name="P2">Haz clic en <text:span text:style-name="Strong_20_Emphasis">Productos</text:span> y selecciona <text:span text:style-name="Strong_20_Emphasis">Crear</text:span>.</text:p>
            </text:list-item>
            <text:list-item>
              <text:p text:style-name="P2">En el formulario que aparece:</text:p>
              <text:list>
                <text:list-item>
                  <text:p text:style-name="P2">En el campo <text:span text:style-name="Strong_20_Emphasis">Nombre</text:span>, ingresa el nombre del kit (ejemplo: "Kit de Periféricos").</text:p>
                </text:list-item>
                <text:list-item>
                  <text:p text:style-name="P2">Selecciona <text:span text:style-name="Strong_20_Emphasis">Kit</text:span> como tipo de producto en la sección <text:span text:style-name="Strong_20_Emphasis">General</text:span>.</text:p>
                </text:list-item>
                <text:list-item>
                  <text:p text:style-name="P2">Completa otros detalles básicos como categoría, responsable, o referencias internas.</text:p>
                </text:list-item>
              </text:list>
            </text:list-item>
          </text:list>
        </text:list-item>
        <text:list-item>
          <text:p text:style-name="P1"><text:span text:style-name="Strong_20_Emphasis">Agregar Productos al Kit</text:span>:</text:p>
          <text:list>
            <text:list-item>
              <text:p text:style-name="P2">Dentro de la ficha del producto (kit), ve a la pestaña <text:span text:style-name="Strong_20_Emphasis">Componentes</text:span>.</text:p>
            </text:list-item>
            <text:list-item>
              <text:p text:style-name="P2">Haz clic en <text:span text:style-name="Strong_20_Emphasis">Agregar Línea</text:span> para añadir los productos que formarán parte del kit.</text:p>
            </text:list-item>
            <text:list-item>
              <text:p text:style-name="P2">Especifica la cantidad necesaria de cada producto.</text:p>
            </text:list-item>
            <text:list-item>
              <text:p text:style-name="P2">Opcionalmente, asigna un costo individual a cada producto.</text:p>
            </text:list-item>
          </text:list>
        </text:list-item>
        <text:list-item>
          <text:p text:style-name="P1"><text:span text:style-name="Strong_20_Emphasis">Guardar el Producto (Kit)</text:span>:</text:p>
          <text:list>
            <text:list-item>
              <text:p text:style-name="P1">Haz clic en <text:span text:style-name="Strong_20_Emphasis">Guardar</text:span> para finalizar la configuración del kit.</text:p>
            </text:list-item>
          </text:list>
        </text:list-item>
      </text:list>
      <text:p text:style-name="Horizontal_20_Line"/>
      <text:h text:style-name="Heading_20_4" text:outline-level="4"><text:span text:style-name="Strong_20_Emphasis">Solicitar un Kit a un Proveedor</text:span>:</text:h>
      <text:list text:style-name="L2">
        <text:list-item>
          <text:p text:style-name="P3"><text:span text:style-name="Strong_20_Emphasis">Acceder al Módulo de Compras</text:span>:</text:p>
          <text:list>
            <text:list-item>
              <text:p text:style-name="P4">Ve al menú principal y selecciona el módulo <text:span text:style-name="Strong_20_Emphasis">Compras</text:span>.</text:p>
            </text:list-item>
          </text:list>
        </text:list-item>
        <text:list-item>
          <text:p text:style-name="P3"><text:span text:style-name="Strong_20_Emphasis">Crear una Solicitud de Pedido</text:span>:</text:p>
          <text:list>
            <text:list-item>
              <text:p text:style-name="P4">Haz clic en <text:span text:style-name="Strong_20_Emphasis">Pedidos de Compra</text:span> y luego en <text:span text:style-name="Strong_20_Emphasis">Crear</text:span>.</text:p>
            </text:list-item>
            <text:list-item>
              <text:p text:style-name="P4">En el formulario de pedido:</text:p>
              <text:list>
                <text:list-item>
                  <text:p text:style-name="P4">Selecciona el proveedor al que deseas solicitar el kit.</text:p>
                </text:list-item>
                <text:list-item>
                  <text:p text:style-name="P4">En la sección de productos, busca y selecciona el kit creado previamente.</text:p>
                </text:list-item>
              </text:list>
            </text:list-item>
          </text:list>
        </text:list-item>
        <text:list-item>
          <text:p text:style-name="P3"><text:span text:style-name="Strong_20_Emphasis">Verificar Detalles del Pedido</text:span>:</text:p>
          <text:list>
            <text:list-item>
              <text:p text:style-name="P4">Confirma que el costo total del kit corresponde a la suma de los costos de sus componentes, según lo configurado.</text:p>
            </text:list-item>
          </text:list>
        </text:list-item>
        <text:list-item>
          <text:p text:style-name="P3"><text:span text:style-name="Strong_20_Emphasis">Confirmar el Pedido</text:span>:</text:p>
          <text:list>
            <text:list-item>
              <text:p text:style-name="P3">Haz clic en <text:span text:style-name="Strong_20_Emphasis">Confirmar Pedido</text:span> para enviarlo al proveedor.</text:p>
            </text:list-item>
          </text:list>
        </text:list-item>
      </text:list>
      <text:p text:style-name="Horizontal_20_Line"/>
      <text:h text:style-name="Heading_20_4" text:outline-level="4"><text:span text:style-name="Strong_20_Emphasis">Verificar el Stock del Kit</text:span>:</text:h>
      <text:list text:style-name="L3">
        <text:list-item>
          <text:p text:style-name="P5"><text:span text:style-name="Strong_20_Emphasis">Revisar el Stock en el Módulo de Inventario</text:span>:</text:p>
          <text:list>
            <text:list-item>
              <text:p text:style-name="P6">Regresa al módulo <text:span text:style-name="Strong_20_Emphasis">Inventario</text:span> y localiza el kit creado.</text:p>
            </text:list-item>
            <text:list-item>
              <text:p text:style-name="P6"><text:soft-page-break/>Verifica que el stock refleje correctamente la disponibilidad de los componentes.</text:p>
            </text:list-item>
          </text:list>
        </text:list-item>
        <text:list-item>
          <text:p text:style-name="P5"><text:span text:style-name="Strong_20_Emphasis">Procesar la Recepción</text:span>:</text:p>
          <text:list>
            <text:list-item>
              <text:p text:style-name="P6">Una vez que el pedido se reciba, procesa la recepción en el módulo de Compras.</text:p>
            </text:list-item>
            <text:list-item>
              <text:p text:style-name="P5">Confirma que el stock del kit y sus componentes se actualizan correctamente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05:40:31.825279243</meta:creation-date>
    <dc:date>2024-12-09T05:42:13.230464528</dc:date>
    <meta:editing-duration>PT1M43S</meta:editing-duration>
    <meta:editing-cycles>1</meta:editing-cycles>
    <meta:document-statistic meta:table-count="0" meta:image-count="0" meta:object-count="0" meta:page-count="2" meta:paragraph-count="36" meta:word-count="329" meta:character-count="1829" meta:non-whitespace-character-count="1568"/>
    <meta:generator>LibreOffice/24.2.6.2$Linux_X86_64 LibreOffice_project/420$Build-2</meta:generator>
  </office:meta>
</office:document-meta>
</file>